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C000000A66E1D9EB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626in"/>
          <style:tab-stop style:position="0.9063in"/>
          <style:tab-stop style:position="0.9583in"/>
          <style:tab-stop style:position="3.4374in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3.4291in" svg:y="0in" svg:width="3.4992in" svg:height="2.3047in" draw:z-index="0"><draw:image xlink:href="Pictures/10000201000000FC000000A66E1D9EBB.png" xlink:type="simple" xlink:show="embed" xlink:actuate="onLoad"/></draw:frame><draw:frame draw:style-name="fr1" draw:name="Image2" text:anchor-type="paragraph" svg:x="-0.0693in" svg:y="0in" svg:width="3.4992in" svg:height="2.3047in" draw:z-index="1"><draw:image xlink:href="Pictures/10000201000000FC000000A66E1D9EBB.png" xlink:type="simple" xlink:show="embed" xlink:actuate="onLoad"/></draw:frame><draw:frame draw:style-name="fr1" draw:name="Image3" text:anchor-type="paragraph" svg:x="-0.0693in" svg:y="2.3484in" svg:width="3.4992in" svg:height="2.3047in" draw:z-index="2"><draw:image xlink:href="Pictures/10000201000000FC000000A66E1D9EBB.png" xlink:type="simple" xlink:show="embed" xlink:actuate="onLoad"/></draw:frame><draw:frame draw:style-name="fr1" draw:name="Image4" text:anchor-type="paragraph" svg:x="3.4291in" svg:y="2.3484in" svg:width="3.4992in" svg:height="2.3047in" draw:z-index="3"><draw:image xlink:href="Pictures/10000201000000FC000000A66E1D9EBB.png" xlink:type="simple" xlink:show="embed" xlink:actuate="onLoad"/></draw:frame><draw:frame draw:style-name="fr1" draw:name="Image5" text:anchor-type="paragraph" svg:x="-0.0693in" svg:y="4.7047in" svg:width="3.4992in" svg:height="2.3047in" draw:z-index="4"><draw:image xlink:href="Pictures/10000201000000FC000000A66E1D9EBB.png" xlink:type="simple" xlink:show="embed" xlink:actuate="onLoad"/></draw:frame><draw:frame draw:style-name="fr1" draw:name="Image6" text:anchor-type="paragraph" svg:x="3.4291in" svg:y="4.7047in" svg:width="3.4992in" svg:height="2.3047in" draw:z-index="5"><draw:image xlink:href="Pictures/10000201000000FC000000A66E1D9EBB.png" xlink:type="simple" xlink:show="embed" xlink:actuate="onLoad"/></draw:frame><draw:frame draw:style-name="fr1" draw:name="Image7" text:anchor-type="paragraph" svg:x="-0.0693in" svg:y="7.0984in" svg:width="3.4992in" svg:height="2.3047in" draw:z-index="6"><draw:image xlink:href="Pictures/10000201000000FC000000A66E1D9EBB.png" xlink:type="simple" xlink:show="embed" xlink:actuate="onLoad"/></draw:frame><draw:frame draw:style-name="fr1" draw:name="Image8" text:anchor-type="paragraph" svg:x="3.4291in" svg:y="7.0984in" svg:width="3.4992in" svg:height="2.3047in" draw:z-index="7"><draw:image xlink:href="Pictures/10000201000000FC000000A66E1D9EB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0:25:12.262854013</meta:creation-date>
    <dc:date>2014-09-17T10:57:00.940979002</dc:date>
    <meta:editing-duration>PT14M55S</meta:editing-duration>
    <meta:editing-cycles>2</meta:editing-cycles>
    <meta:generator>LibreOffice/4.2.6.3$Linux_X86_64 LibreOffice_project/420m0$Build-3</meta:generator>
    <meta:document-statistic meta:table-count="0" meta:image-count="8" meta:object-count="0" meta:page-count="1" meta:paragraph-count="0" meta:word-count="0" meta:character-count="0" meta:non-whitespace-character-count="0"/>
  </office:meta>
</office:document-meta>
</file>